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  <style:text-properties style:font-name="Times New Roman"/>
    </style:style>
    <style:style style:name="P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Verdana" style:font-name-complex="Verdana"/>
    </style:style>
    <style:style style:name="P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ahoma" style:font-name-complex="Tahoma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style:font-name-asian="Times New Roman" style:font-name-complex="Tahoma"/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0pt" style:font-name-asian="Tahoma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style:font-name-asian="Tahoma" style:font-size-asian="10pt" style:font-name-complex="Times New Roman" style:font-size-complex="10pt"/>
    </style:style>
    <style:style style:name="P15" style:family="paragraph" style:parent-style-name="Standard"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/>
    </style:style>
    <style:style style:name="P19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1.879cm" fo:margin-right="0cm" fo:text-indent="0cm" style:auto-text-indent="false">
        <style:tab-stops/>
      </style:paragraph-properties>
      <style:text-properties style:font-name="Times New Roman"/>
    </style:style>
    <style:style style:name="P21" style:family="paragraph" style:parent-style-name="Text_20_body" style:list-style-name="L1">
      <style:paragraph-properties fo:text-align="justify" style:justify-single-word="false" style:vertical-align="auto"/>
      <style:text-properties style:font-name="Times New Roman"/>
    </style:style>
    <style:style style:name="P22" style:family="paragraph" style:parent-style-name="Text_20_body" style:list-style-name="L1">
      <style:paragraph-properties fo:text-align="justify" style:justify-single-word="false" style:vertical-align="auto"/>
    </style:style>
    <style:style style:name="P23" style:family="paragraph" style:parent-style-name="Standard" style:list-style-name="L1">
      <style:paragraph-properties style:vertical-align="auto"/>
      <style:text-properties style:font-name="Times New Roman" fo:font-size="10pt" style:font-size-asian="10pt" style:font-size-complex="10pt"/>
    </style:style>
    <style:style style:name="P24" style:family="paragraph" style:parent-style-name="Standard" style:list-style-name="L3">
      <style:paragraph-properties style:vertical-align="auto"/>
      <style:text-properties style:font-name="Times New Roman" fo:font-size="10pt" style:font-size-asian="10pt" style:font-size-complex="10pt"/>
    </style:style>
    <style:style style:name="P25" style:family="paragraph" style:parent-style-name="Standard" style:list-style-name="L1">
      <style:paragraph-properties fo:margin-left="1.879cm" fo:margin-right="0cm" fo:text-indent="0cm" style:auto-text-indent="false" style:vertical-align="auto">
        <style:tab-stops/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Standard" style:list-style-name="L2">
      <style:paragraph-properties fo:margin-left="0cm" fo:margin-right="0cm" fo:text-indent="0cm" style:auto-text-indent="false" style:vertical-align="auto">
        <style:tab-stops/>
      </style:paragraph-properties>
      <style:text-properties style:font-name="Times New Roman" fo:font-size="10pt" style:font-name-asian="Tahoma" style:font-size-asian="10pt" style:font-name-complex="Tahoma" style:font-size-complex="10pt"/>
    </style:style>
    <style:style style:name="P27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ahoma" style:font-weight-complex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Times New Roman" fo:font-style="italic" style:font-name-asian="Tahoma" style:font-style-asian="italic" style:font-name-complex="Tahoma" style:font-style-complex="italic"/>
    </style:style>
    <style:style style:name="T6" style:family="text">
      <style:text-properties style:font-name="Times New Roman" style:font-name-asian="Verdana" style:font-name-complex="Verdana"/>
    </style:style>
    <style:style style:name="T7" style:family="text">
      <style:text-properties style:font-name="Times New Roman" style:font-name-asian="Tahoma" style:font-name-complex="Tahoma"/>
    </style:style>
    <style:style style:name="T8" style:family="text">
      <style:text-properties style:font-name="Times New Roman" style:letter-kerning="false" style:font-name-asian="Tahoma" style:font-name-complex="Times New Roman"/>
    </style:style>
    <style:style style:name="T9" style:family="text">
      <style:text-properties style:font-name="Times New Roman" style:font-name-asian="Times New Roman"/>
    </style:style>
    <style:style style:name="T10" style:family="text">
      <style:text-properties style:font-name="Times New Roman" style:font-name-asian="Times New Roman" style:font-name-complex="Tahoma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Times New Roman" fo:font-size="10pt" style:font-name-asian="Tahoma" style:font-size-asian="10pt" style:font-name-complex="Tahoma" style:font-size-complex="10pt"/>
    </style:style>
    <style:style style:name="T14" style:family="text">
      <style:text-properties style:font-name="Times New Roman" fo:font-size="10pt" style:font-name-asian="Tahoma" style:font-size-asian="10pt" style:font-name-complex="Times New Roman" style:font-size-complex="10pt"/>
    </style:style>
    <style:style style:name="T15" style:family="text">
      <style:text-properties style:font-name="Times New Roman" fo:font-size="10pt" style:font-name-asian="Times New Roman" style:font-size-asian="10pt" style:font-name-complex="Tahoma" style:font-size-complex="10pt"/>
    </style:style>
    <style:style style:name="T16" style:family="text">
      <style:text-properties style:use-window-font-color="true" style:font-name="Times New Roman" style:font-name-asian="Verdana" style:font-name-complex="Verdana"/>
    </style:style>
    <style:style style:name="T17" style:family="text">
      <style:text-properties style:letter-kerning="false" style:font-name-asian="Tahoma"/>
    </style:style>
    <style:style style:name="T18" style:family="text">
      <style:text-properties style:font-name="Times New Roman" fo:font-size="12pt" fo:background-color="#ffff00" style:font-name-asian="Times New Roman" style:font-size-asian="12pt" style:font-name-complex="Tahoma" style:font-size-complex="12pt"/>
    </style:style>
    <style:style style:name="T19" style:family="text">
      <style:text-properties style:font-name="Times New Roman" fo:font-size="12pt" fo:background-color="#ffff00" style:font-size-asian="12pt" style:font-size-complex="12pt"/>
    </style:style>
    <style:style style:name="T20" style:family="text">
      <style:text-properties style:font-name="Times New Roman" fo:font-size="12pt" fo:background-color="transparent" style:font-size-asian="12pt" style:font-size-complex="12pt"/>
    </style:style>
    <style:style style:name="T21" style:family="text">
      <style:text-properties style:font-name="Times New Roman" fo:background-color="#ffff00" style:font-name-asian="Times New Roman" style:font-name-complex="Tahoma"/>
    </style:style>
    <style:style style:name="T22" style:family="text">
      <style:text-properties style:font-name="Times New Roman" fo:font-size="10pt" fo:background-color="#ffff00" style:font-name-asian="Times New Roman" style:font-size-asian="10pt" style:font-name-complex="Tahoma" style:font-size-complex="10pt"/>
    </style:style>
    <style:style style:name="T23" style:family="text">
      <style:text-properties style:font-name="Times New Roman" fo:font-size="10pt" style:font-name-asian="Times New Roman" style:font-size-asian="10pt" style:font-name-complex="Tahoma" style:font-size-complex="10pt"/>
    </style:style>
    <style:style style:name="T24" style:family="text">
      <style:text-properties style:font-name="Times New Roman" fo:font-size="10pt" fo:background-color="transparent" style:font-name-asian="Times New Roman" style:font-size-asian="10pt" style:font-name-complex="Tahoma" style:font-size-complex="10pt"/>
    </style:style>
    <style:style style:name="T25" style:family="text">
      <style:text-properties style:font-name="Times New Roman" fo:background-color="transparent"/>
    </style:style>
    <style:style style:name="T26" style:family="text">
      <style:text-properties fo:background-color="transparent"/>
    </style:style>
    <text:list-style style:name="L1">
      <text:list-level-style-number text:level="1" text:style-name="WW_5f_CharLFO1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emória Virtual<text:line-break/>Caso de Uso: Editar Bem Patrimonial</text:p>
      <text:p text:style-name="P2"/>
      <text:h text:style-name="Heading_20_1" text:outline-level="1">1- Breve Descrição</text:h>
      <text:p text:style-name="P1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</text:p>
      <text:h text:style-name="Heading_20_1" text:outline-level="1">2- Breve Descrição dos Atores</text:h>
      <text:h text:style-name="Heading_20_2" text:outline-level="2">Catalogador – Cadastra, Edita e Exclui bens patrimoniais do sistema</text:h>
      <text:h text:style-name="Heading_20_1" text:outline-level="1">3- Pré-condições</text:h>
      <text:p text:style-name="P1">O usuário estar logado no sistema</text:p>
      <text:p text:style-name="P1">O bem que sera editado não pode estar com o status congelado, caso esteja o sistema da um aviso <text:s/>que o Bem esta congelado e o tempo restante para o congelamento expirar.</text:p>
      <text:h text:style-name="Heading_20_1" text:outline-level="1">4- Fluxo Básico de eventos</text:h>
      <text:p text:style-name="P3"/>
      <text:p text:style-name="P8"><text:span text:style-name="Fonte_20_parág._20_padrão"><text:span text:style-name="T1">1. O caso de uso começa quando o catalogador seleciona a opção “Editar Bem Patrimonial” e o sistema exibe uma tela com os seguintes campos <text:s/>e opções:</text:span></text:span></text:p>
      <text:p text:style-name="P3"><text:s text:c="2"/>- campo para inserir “Título Principal do Bem Patrimonial” ou “Número de Registro” para buscar o Bem Patrimonial que se deseja editar.</text:p>
      <text:p text:style-name="P8"><text:span text:style-name="Fonte_20_parág._20_padrão"><text:span text:style-name="T1">Esse campo deve ser auto completável, ou seja, de acordo com a informação que está sendo inserida pelo usuário ele cria e exibe uma lis</text:span></text:span><text:span text:style-name="Fonte_20_parág._20_padrão"><text:span text:style-name="T1">ta, (abaixo do campo onde o nome está sendo inserido) com os possíveis nomes que estão sendo pesquisados . A lista apresentada deve estar em ordem alfabética com o número de registro ao lado. Assim, o usuário tem a opção de terminar de escrever o nome dese</text:span></text:span><text:span text:style-name="Fonte_20_parág._20_padrão"><text:span text:style-name="T1">jado ou o selecionar na lista que foi apresentada. </text:span></text:span><text:span text:style-name="Fonte_20_parág._20_padrão"><text:span text:style-name="T2">OBS: </text:span></text:span><text:span text:style-name="Fonte_20_parág._20_padrão"><text:span text:style-name="T1">apenas bens patrimoniais não revisados devem estar disponíveis para usuários com nível de </text:span></text:span><text:span text:style-name="Fonte_20_parág._20_padrão"><text:span text:style-name="T2">catalogador</text:span></text:span><text:span text:style-name="Fonte_20_parág._20_padrão"><text:span text:style-name="T1"> editar;</text:span></text:span></text:p>
      <text:p text:style-name="P4">- opção “Editar” para confirmar Título ou Número de Registro fornecido;</text:p>
      <text:p text:style-name="P9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</text:span></text:span><text:span text:style-name="Fonte_20_parág._20_padrão"><text:span text:style-name="T1"> para sair da opção de edição de dados;</text:span></text:span></text:p>
      <text:p text:style-name="P3">2. O Catalogador digita o título principal do Bem Patrimonial a ser editado ou o escolhe na lista apresentada e seleciona a opção “Editar”. A lista deve exibir o Bem Patrimonial juntamente com o seu Número de Registro.</text:p>
      <text:p text:style-name="P4">3. O sistema dá continuidade ao processo de edição exibindo uma tela contendo os <text:s/>seguintes campos editáveis, com preenchimento não obrigatório, para alteração dos dados:</text:p>
      <text:p text:style-name="P3">Obs. Todos os campos aos quais a lista abaixo refere-se, aparecem preenchidos conforme informações atuais registradas no sistema e devem estar liberados para edição;</text:p>
      <text:p text:style-name="P5">- Informações Gerais do Bem Patrimonial</text:p>
      <text:p text:style-name="P5">- Autoria</text:p>
      <text:p text:style-name="P8"><text:span text:style-name="Fonte_20_parág._20_padrão"><text:span text:style-name="T6">- Produção</text:span></text:span></text:p>
      <text:p text:style-name="P5">- Descrição</text:p>
      <text:p text:style-name="P6">- Audiovisual</text:p>
      <text:p text:style-name="P8"><text:span text:style-name="Fonte_20_parág._20_padrão"><text:span text:style-name="T6">- Diagnóstico e Intervenção</text:span></text:span></text:p>
      <text:p text:style-name="P8"><text:span text:style-name="Fonte_20_parág._20_padrão"><text:span text:style-name="T16">-</text:span></text:span><text:span text:style-name="Fonte_20_parág._20_padrão"><text:span text:style-name="T7"> Condições de disponibilidade, uso e proteção</text:span></text:span></text:p>
      <text:p text:style-name="P6">- Histórico da Procedência</text:p>
      <text:p text:style-name="P6">- Assunto e Descritores</text:p>
      <text:p text:style-name="P6">- Fonte de Informação</text:p>
      <text:p text:style-name="P6">- Responsável pela Pesquisa</text:p>
      <text:p text:style-name="P8"><text:soft-page-break/><text:span text:style-name="Fonte_20_parág._20_padrão"><text:span text:style-name="T7">- Relacionar com Bens Patrimoniais Existentes </text:span></text:span><text:span text:style-name="Fonte_20_parág._20_padrão"><text:span text:style-name="T17">- </text:span></text:span><text:span text:style-name="Fonte_20_parág._20_padrão"><text:span text:style-name="T8">só deve ser permitido relacionar um bem patrimonial com um ou</text:span></text:span><text:span text:style-name="Fonte_20_parág._20_padrão"><text:span text:style-name="T8">tro bem da mesma Instituição</text:span></text:span><text:span text:style-name="Fonte_20_parág._20_padrão"><text:span text:style-name="T8">, o bem não pode estar com status congelado.</text:span></text:span></text:p>
      <text:p text:style-name="P7">- campo “Revisão” do tipo “checkbox”. Esse campo deve ser marcado caso o bem patrimoninal esteja revisado e disponível para visualização.</text:p>
      <text:p text:style-name="P8"><text:span text:style-name="Default_20_Paragraph_20_Font"><text:span text:style-name="T10">- lista não editável, para simples conferência, de todas revisões feitas nesse bem patrim</text:span></text:span><text:span text:style-name="Default_20_Paragraph_20_Font"><text:span text:style-name="T10">onial, mostrando revisor e data da revisão. </text:span></text:span><text:span text:style-name="Default_20_Paragraph_20_Font"><text:span text:style-name="T3">OBS: esta lista deve possuir um mecanismo que permita o usuário clicar em alguma revisão para mostrar as anotações e comentários </text:span></text:span><text:span text:style-name="Default_20_Paragraph_20_Font"><text:span text:style-name="T3">feitos</text:span></text:span><text:span text:style-name="Default_20_Paragraph_20_Font"><text:span text:style-name="T3"> pelo revisor.</text:span></text:span></text:p>
      <text:p text:style-name="P7">- campo “Auto Save” do tipo “checkbox”. Esse campo deve ser marcado pelo próprio usuário caso ele queira que as informações digitadas seja salva automaticamente a cada 10 segundos.</text:p>
      <text:p text:style-name="P8"><text:span text:style-name="Fonte_20_parág._20_padrão"><text:span text:style-name="T7">Estes Campos devem ser do tipo checkbox, de forma que o usuário possa escolher quais informações deseja alterar. Ao selecionar um campo, </text:span></text:span><text:span text:style-name="Fonte_20_parág._20_padrão"><text:span text:style-name="T7">o sistema deve mostrar todos os campos editáveis relacionados. Pode ser que haja um menu secundário dentro de um campo, devendo funcionar da mesma forma. A descrição dos Campos acima, juntamente com seu conteúdo estão listadas na </text:span></text:span><text:span text:style-name="Fonte_20_parág._20_padrão"><text:span text:style-name="T5">Seção I</text:span></text:span><text:span text:style-name="Fonte_20_parág._20_padrão"><text:span text:style-name="T7"> deste documento.</text:span></text:span></text:p>
      <text:p text:style-name="P6">A opção de Relacionar com Bens Patrimoniais Existentes deve ser do tipo “checkbox” e é tratada no Fluxo alternativo 3.</text:p>
      <text:p text:style-name="P4">- opção “Salvar” para confirmar a operação;</text:p>
      <text:p text:style-name="P9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<text:p text:style-name="P9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Voltar” para voltar a tela anterior de “Editar Bem Patrimonial”;</text:span></text:span></text:p>
      <text:p text:style-name="P8"><text:span text:style-name="Fonte_20_parág._20_padrão"><text:span text:style-name="T1">4. Após alterar todos </text:span></text:span><text:span text:style-name="Fonte_20_parág._20_padrão"><text:span text:style-name="T9">os dados desejados, o usuário confirma a operação, selecionando a opção “Salvar”.</text:span></text:span></text:p>
      <text:p text:style-name="P8"><text:span text:style-name="Fonte_20_parág._20_padrão"><text:span text:style-name="T1">5. O Sistema valida a alteração e exibe mensagem </text:span></text:span><text:span text:style-name="Fonte_20_parág._20_padrão"><text:span text:style-name="T9">“Bem Patrimonial modificado com suce</text:span></text:span><text:span text:style-name="Fonte_20_parág._20_padrão"><text:span text:style-name="T9">sso”, Associando o usuário que fez a modificação;</text:span></text:span></text:p>
      <text:p text:style-name="P3">6. O caso de uso termina.</text:p>
      <text:p text:style-name="P3"/>
      <text:h text:style-name="Heading_20_1" text:outline-level="1">5- Fluxos Alternativos</text:h>
      <text:h text:style-name="Heading_20_2" text:outline-level="2">Fluxo Alternativo 1</text:h>
      <text:p text:style-name="Standard"><text:span text:style-name="Fonte_20_parág._20_padrão"><text:span text:style-name="T1"><text:tab/></text:span></text:span><text:span text:style-name="Fonte_20_parág._20_padrão"><text:span text:style-name="T11">Se no </text:span></text:span><text:span text:style-name="Fonte_20_parág._20_padrão"><text:span text:style-name="T12">Fluxo Básico</text:span></text:span><text:span text:style-name="Fonte_20_parág._20_padrão"><text:span text:style-name="T11"> a qualquer momento o usuário selecionar a opção “Cancelar”</text:span></text:span></text:p>
      <text:p text:style-name="Standard"><text:span text:style-name="Fonte_20_parág._20_padrão"><text:span text:style-name="T11">O sistema retorna à página inicial e o caso de uso </text:span></text:span><text:span text:style-name="Fonte_20_parág._20_padrão"><text:span text:style-name="T11">termina.</text:span></text:span></text:p>
      <text:p text:style-name="P10"/>
      <text:h text:style-name="Heading_20_2" text:outline-level="2">Fluxo Alternativo 2</text:h>
      <text:p text:style-name="Standard"><text:span text:style-name="Fonte_20_parág._20_padrão"><text:span text:style-name="T11">Se no passo 4 do Fluxo Básico o catalogador clica em "Salvar” sem que os campos obrigatórios estejam preenchidos, então:</text:span></text:span></text:p>
      <text:p text:style-name="Standard"/>
      <text:p text:style-name="P18"><text:s/>1. <text:s/>O sistema exibe a mensagem:</text:p>
      <text:p text:style-name="P19">a. “O campo &lt;nome do campo&gt; não foi preenchido”;</text:p>
      <text:list xml:id="list2467290784713497551" text:style-name="L1">
        <text:list-item text:start-value="2">
          <text:p text:style-name="P25">O caso de uso retorna ao passo 3 do fluxo básico.</text:p>
        </text:list-item>
      </text:list>
      <text:p text:style-name="P20"/>
      <text:p text:style-name="P12">Fluxo Alternativo 3</text:p>
      <text:p text:style-name="Standard"><text:span text:style-name="Fonte_20_parág._20_padrão"><text:span text:style-name="T1"><text:tab/></text:span></text:span><text:span text:style-name="Fonte_20_parág._20_padrão"><text:span text:style-name="T11">Caso, no Fluxo Básico, o usuário selecione “ </text:span></text:span><text:span text:style-name="Fonte_20_parág._20_padrão"><text:span text:style-name="T13">Relacionar com Bem Patrimonial existente”</text:span></text:span></text:p>
      <text:p text:style-name="P13">1. o sistema exibe:</text:p>
      <text:p text:style-name="P13"><text:tab/><text:tab/>- campo título: <text:s/>Campo em ordem alfabética, auto-completável, com a lista de possíveis sugestões para o título que está sendo inserido.</text:p>
      <text:p text:style-name="P13"><text:tab/><text:tab/>- opção para relacionar o Bem Patrimonial com outros Bens: Esta opção pode ser selecionada quantas vezes for necessária, e, a cada vez, adicionando um novo campo título.</text:p>
      <text:p text:style-name="P13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2143104151476698274" text:style-name="L2">
        <text:list-item>
          <text:list>
            <text:list-item>
              <text:list>
                <text:list-item>
                  <text:p text:style-name="P26">opção “Salvar” para salvar as alterações realizadas.</text:p>
                </text:list-item>
                <text:list-item>
                  <text:p text:style-name="P26">Opção “Cancelar” para cancelar.</text:p>
                </text:list-item>
              </text:list>
            </text:list-item>
          </text:list>
        </text:list-item>
      </text:list>
      <text:p text:style-name="Standard"><text:span text:style-name="Fonte_20_parág._20_padrão"><text:span text:style-name="T13">2.O</text:span></text:span><text:span text:style-name="Fonte_20_parág._20_padrão"><text:span text:style-name="T15"> usuário confirma a operação, selecionando a opção “Salvar”.</text:span></text:span></text:p>
      <text:p text:style-name="Standard"><text:span text:style-name="Fonte_20_parág._20_padrão"><text:span text:style-name="T24">3. Caso a opção de relacionar tenha sido utilizada, o Sistema insere este Bem nos relacionamentos dos Bens que foram relacionados a este Bem Patrimonial.</text:span></text:span></text:p>
      <text:p text:style-name="Standard"><text:span text:style-name="Fonte_20_parág._20_padrão"><text:span text:style-name="T24">Caso a opção de remover tenha sido utilizada, o Sistema remove este Bem dos relacionamentos dos Bens que foram </text:span></text:span><text:soft-page-break/><text:span text:style-name="Fonte_20_parág._20_padrão"><text:span text:style-name="T24">removidos deste Bem Patrimonial.</text:span></text:span></text:p>
      <text:p text:style-name="P13">4.O sistema retorna ao passo 5 do Fluxo Básico</text:p>
      <text:h text:style-name="Heading_20_1" text:outline-level="1">Fluxo Alternativo 4</text:h>
      <text:p text:style-name="Standard"><text:span text:style-name="Fonte_20_parág._20_padrão"><text:span text:style-name="T1"><text:tab/></text:span></text:span><text:span text:style-name="Fonte_20_parág._20_padrão"><text:span text:style-name="T11">Se no passo 1 do Fluxo Alternativo 3 o Usuário clica em cancelar:</text:span></text:span></text:p>
      <text:p text:style-name="P15"><text:tab/>1. O Sistema retorna ao passo 4 do Fluxo Básico</text:p>
      <text:h text:style-name="Heading_20_1" text:outline-level="1">Fluxo Alternativo 5</text:h>
      <text:p text:style-name="Standard"><text:span text:style-name="Fonte_20_parág._20_padrão"><text:span text:style-name="T1"><text:tab/></text:span></text:span><text:span text:style-name="Fonte_20_parág._20_padrão"><text:span text:style-name="T11">Se no passo 5 do Fluxo Básico, a Instituição a qual o Bem Patrimonial pertence tem a opção “Revisão” marcada:</text:span></text:span></text:p>
      <text:p text:style-name="P15"><text:tab/>1. O Campo “Revisado” é desmarcado.</text:p>
      <text:h text:style-name="Heading_20_1" text:outline-level="1">Fluxo Alternativo 6</text:h>
      <text:p text:style-name="Standard"><text:span text:style-name="Fonte_20_parág._20_padrão"><text:span text:style-name="T1"><text:tab/></text:span></text:span><text:span text:style-name="Fonte_20_parág._20_padrão"><text:span text:style-name="T11">Se no passo 2 do Fluxo Básico, o bem patrimonial </text:span></text:span><text:span text:style-name="Fonte_20_parág._20_padrão"><text:span text:style-name="T11">digitado pelo usuário não for encontado:</text:span></text:span></text:p>
      <text:list xml:id="list20230104" text:style-name="L1">
        <text:list-item>
          <text:list>
            <text:list-item>
              <text:p text:style-name="P23">O Sistema exibe mensagem “Bem Patrimonial não encontrado”.</text:p>
            </text:list-item>
          </text:list>
        </text:list-item>
        <text:list-item>
          <text:p text:style-name="P21">- opção “Editar” para confirmar Título ou Número de Registro fornecido;</text:p>
        </text:list-item>
        <text:list-item>
          <text:p text:style-name="P22"><text:span text:style-name="Fonte_20_parág._20_padrão"><text:span text:style-name="T4">- </text:span></text:span><text:span text:style-name="Fonte_20_parág._20_padrão"><text:span text:style-name="T1">opção</text:span></text:span><text:span text:style-name="Fonte_20_parág._20_padrão"><text:span text:style-name="T4"> </text:span></text:span><text:span text:style-name="Fonte_20_parág._20_padrão"><text:span text:style-name="T1">“Cancelar” para sair da opção de edição de dados;</text:span></text:span></text:p>
        </text:list-item>
      </text:list>
      <text:h text:style-name="Heading_20_1" text:outline-level="1">Fluxo Alternativo 7</text:h>
      <text:p text:style-name="Standard"><text:span text:style-name="Fonte_20_parág._20_padrão"><text:span text:style-name="T11">Se no </text:span></text:span><text:span text:style-name="Fonte_20_parág._20_padrão"><text:span text:style-name="T12">Fluxo Básico 3</text:span></text:span><text:span text:style-name="Fonte_20_parág._20_padrão"><text:span text:style-name="T11"> a qualquer momento o usuário selecionar a opção “Voltar”</text:span></text:span></text:p>
      <text:p text:style-name="Standard"><text:span text:style-name="Fonte_20_parág._20_padrão"><text:span text:style-name="T11">O sistema retorna à página inicial anterior de Edição de Bem Patrimonial.</text:span></text:span></text:p>
      <text:p text:style-name="Standard"/>
      <text:h text:style-name="Heading_20_1" text:outline-level="1">6- Pós-condições</text:h>
      <text:list xml:id="list1362794254208301086" text:style-name="L3">
        <text:list-item>
          <text:list>
            <text:list-item>
              <text:p text:style-name="P24">Fluxo Básico: Um Bem Patrimonial é alterado no banco de dados do sistema.</text:p>
            </text:list-item>
            <text:list-item>
              <text:p text:style-name="P24">Fluxo Alternativo 1: Não há mudanças no banco de dados do sistema.</text:p>
            </text:list-item>
            <text:list-item>
              <text:p text:style-name="P24">Fluxo Alternativo 2: A alteração do bem patrimonial está pendente.</text:p>
            </text:list-item>
            <text:list-item>
              <text:p text:style-name="P24">Fluxo Alternativo 3: Um Bem Patrimonial é alterado no banco de dados do sistema <text:span text:style-name="T25">e os Bens relacionados a ele são atualizados</text:span><text:span text:style-name="T26">.</text:span></text:p>
            </text:list-item>
            <text:list-item>
              <text:p text:style-name="P24">Fluxo Alternativo 4: Não há mudanças no banco de dados do sistema.</text:p>
            </text:list-item>
            <text:list-item>
              <text:p text:style-name="P24">Fluxo Alternativo 5: Não há mudanças no banco de dados do sistema.</text:p>
            </text:list-item>
            <text:list-item>
              <text:p text:style-name="P24">Fluxo Alternativo 6: Não há mudanças no banco de dados do sistema.</text:p>
            </text:list-item>
          </text:list>
        </text:list-item>
      </text:list>
      <text:h text:style-name="Heading_20_1" text:outline-level="1">7- Seção I</text:h>
      <text:p text:style-name="P11"/>
      <text:p text:style-name="P14">Esta seção contém atributos componentes do Padrão de Descrição da Informação referente à estrutura da base de dados do Sistema Memória Virtual.</text:p>
      <text:p text:style-name="P14"/>
      <text:p text:style-name="P14">1. Informações Gerais do Bem Patrimonial</text:p>
      <text:p text:style-name="P14"/>
      <text:p text:style-name="P14">1.1<text:tab/>Disponibilização para acesso externo</text:p>
      <text:p text:style-name="P14"><text:tab/><text:tab/>Tipo checkbox – Sim – Não</text:p>
      <text:p text:style-name="P14"/>
      <text:p text:style-name="P14">1.2<text:tab/>Natureza do Bem Patrimonial</text:p>
      <text:p text:style-name="P14">Tipo checkbox – Imaterial – Material</text:p>
      <text:p text:style-name="P14"/>
      <text:p text:style-name="P14"><text:tab/><text:tab/>1.2.1 Natureza do Bem Imaterial</text:p>
      <text:p text:style-name="P14"/>
      <text:p text:style-name="P14"><text:tab/><text:tab/> Celebrações, Práticas Sociais, Rituais e Atos Festivos</text:p>
      <text:p text:style-name="P14"><text:tab/><text:tab/>Conhecimentos e Práticas Relacionados ao Trabalho e à Natureza</text:p>
      <text:p text:style-name="P14"><text:tab/><text:tab/> Técnicas Artesanais Tradicionais</text:p>
      <text:p text:style-name="P14"><text:tab/><text:tab/> Tradições e Expressões orais</text:p>
      <text:p text:style-name="P14"><text:tab/></text:p>
      <text:p text:style-name="P14"><text:tab/>1.2.2 Natureza do Bem Material</text:p>
      <text:p text:style-name="P14"/>
      <text:p text:style-name="P14"><text:tab/>Arqueologico</text:p>
      <text:p text:style-name="P14"><text:tab/>Arquivístico</text:p>
      <text:p text:style-name="P14"><text:tab/>Audiovisual</text:p>
      <text:p text:style-name="P14"><text:tab/>Bibliográfico</text:p>
      <text:p text:style-name="P14"><text:tab/>Edificado</text:p>
      <text:p text:style-name="P14"><text:soft-page-break/><text:tab/>Móvel E Integrado</text:p>
      <text:p text:style-name="P14"><text:tab/>Paisagístico</text:p>
      <text:p text:style-name="P14"/>
      <text:p text:style-name="P14">1.3<text:tab/>Tipo do Bem Patrimonial</text:p>
      <text:p text:style-name="P14">Constituído por lista em ordem alfabética, com as opções listadas na Natureza do Bem Patrimonial.</text:p>
      <text:p text:style-name="P14"/>
      <text:p text:style-name="P14">1.4<text:tab/>Número de Registro</text:p>
      <text:p text:style-name="P14">O usuário entra com um número de registro para o Bem Patrimonial. O sistema deve verificar se esse número é único dentro da Instituição. Esse campo deve aceitar uma combinação de letras e números.</text:p>
      <text:p text:style-name="P14"/>
      <text:p text:style-name="P14">1.5<text:tab/>Título</text:p>
      <text:p text:style-name="P14">- Campo Editável para o título (A lista de títulos deve possuir, obrigatoriamente, ao menos um título principal)</text:p>
      <text:p text:style-name="P14">- Campo Título Principal (tipo texto)</text:p>
      <text:p text:style-name="P14">- Campo Títulos Adicionais:</text:p>
      <text:p text:style-name="P14">Opção para adicionar novo título:</text:p>
      <text:p text:style-name="P14"><text:tab/>Ao selecionar essa opção, o sistema deve repetir os mesmos campos , <text:tab/>para que seja cadastrado um novo título, pois pode ser mais de um.</text:p>
      <text:p text:style-name="P14"><text:tab/></text:p>
      <text:p text:style-name="P14">Lista - <text:s/>Tipo do título, <text:s/>em ordem alfabética <text:s/>com as seguintes opções:</text:p>
      <text:p text:style-name="P14">Principal</text:p>
      <text:p text:style-name="P14"><text:tab/><text:tab/><text:tab/>Equivalente</text:p>
      <text:p text:style-name="P14"><text:tab/><text:tab/><text:tab/>Atribuído</text:p>
      <text:p text:style-name="P14"><text:tab/><text:tab/><text:tab/>Sub-titulo</text:p>
      <text:p text:style-name="P14"><text:tab/><text:tab/><text:tab/>Titulo anterior</text:p>
      <text:p text:style-name="P14"><text:tab/><text:tab/><text:tab/>Titulo posterior</text:p>
      <text:p text:style-name="P14"><text:tab/><text:tab/><text:tab/>Titulo do suplemento</text:p>
      <text:p text:style-name="P14"><text:tab/><text:tab/><text:tab/>Titulo correlato</text:p>
      <text:p text:style-name="P14"/>
      <text:p text:style-name="P14">Campo Nome do Título (tipo texto, adicionado se a opção de adicionar novo título for selecionada)</text:p>
      <text:p text:style-name="P14"/>
      <text:p text:style-name="P14"><text:tab/><text:tab/></text:p>
      <text:p text:style-name="P14"><text:tab/>-Opção “Complemento”: Campo Editável do tipo CLOB;</text:p>
      <text:p text:style-name="P14"/>
      <text:p text:style-name="P14">1.6<text:tab/>Coleção, Fundo, Conjunto, Família/Espécie</text:p>
      <text:p text:style-name="P14">-Campo para o nome da coleção à que pertence o item, conforme organização da instituição.</text:p>
      <text:p text:style-name="P14"/>
      <text:p text:style-name="P14">1.7<text:tab/>Localização Física Específica</text:p>
      <text:p text:style-name="P14">-Campo Editável para localização física do bem patrimonial no acervo</text:p>
      <text:p text:style-name="P14"/>
      <text:p text:style-name="P14">1.8 <text:s/>Coordenadas Geográficas</text:p>
      <text:p text:style-name="P14">-Latitude</text:p>
      <text:p text:style-name="P14">No Formato XXº XX' XX”</text:p>
      <text:p text:style-name="P14">-Longitude</text:p>
      <text:p text:style-name="P14">No Formato XXº XX' XX”</text:p>
      <text:p text:style-name="P14"/>
      <text:p text:style-name="P14">2. Autoria</text:p>
      <text:p text:style-name="P14"/>
      <text:p text:style-name="P14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14"/>
      <text:p text:style-name="P14">-Tipo de Autoria</text:p>
      <text:p text:style-name="P14">Campo em ordem alfabética, com a lista a seguir:</text:p>
      <text:p text:style-name="P14"><text:tab/><text:tab/>(pode-se escolher uma ou mais opções)</text:p>
      <text:p text:style-name="P14"><text:tab/><text:tab/>Agência</text:p>
      <text:p text:style-name="P14"><text:tab/><text:tab/>Autor</text:p>
      <text:p text:style-name="P14"><text:tab/><text:tab/>Autor Institucional</text:p>
      <text:p text:style-name="P14"><text:tab/><text:tab/>Co-autor</text:p>
      <text:p text:style-name="P14"><text:tab/><text:tab/>Compilador</text:p>
      <text:p text:style-name="P14"><text:tab/><text:tab/>Coordenador</text:p>
      <text:p text:style-name="P14"><text:tab/><text:tab/>Diretor</text:p>
      <text:p text:style-name="P14"><text:tab/><text:tab/>Editor</text:p>
      <text:p text:style-name="P14"><text:tab/><text:tab/>Entidade produtora</text:p>
      <text:p text:style-name="P14"><text:soft-page-break/><text:tab/><text:tab/>Entrevistador</text:p>
      <text:p text:style-name="P14"><text:tab/><text:tab/>Estudio</text:p>
      <text:p text:style-name="P14"><text:tab/><text:tab/>Fabricante</text:p>
      <text:p text:style-name="P14"><text:tab/><text:tab/>Figurinista</text:p>
      <text:p text:style-name="P14"><text:tab/><text:tab/>Fotografo</text:p>
      <text:p text:style-name="P14"><text:tab/><text:tab/>Ilustrador</text:p>
      <text:p text:style-name="P14"><text:tab/><text:tab/>Palestrante</text:p>
      <text:p text:style-name="P14"><text:tab/><text:tab/>Prefaciador</text:p>
      <text:p text:style-name="P14"><text:tab/><text:tab/>Organizador</text:p>
      <text:p text:style-name="P14"><text:tab/><text:tab/>Tradutor</text:p>
      <text:p text:style-name="P14"/>
      <text:p text:style-name="P14"/>
      <text:p text:style-name="P14">4. Produção</text:p>
      <text:p text:style-name="P14"/>
      <text:p text:style-name="P14"><text:tab/>Os itens abaixo devem ser do tipo campo editável, abrindo opção para escrita somente se selecionado.</text:p>
      <text:p text:style-name="P14"/>
      <text:p text:style-name="P14">Local <text:tab/></text:p>
      <text:p text:style-name="P14">Ano</text:p>
      <text:p text:style-name="P14">Edição e/ou Reimpressão</text:p>
      <text:p text:style-name="P14">Outras Responsabilidades Campo do tipo CLOB</text:p>
      <text:p text:style-name="P14"/>
      <text:p text:style-name="P14">Descrição</text:p>
      <text:p text:style-name="P14"/>
      <text:p text:style-name="P14"><text:tab/>4.1<text:tab/>Características Físicas e Técnicas Executivas- Campo Editável do tipo CLOB</text:p>
      <text:p text:style-name="P14"><text:tab/><text:tab/>Dimensões e quantificações - Campo Editável do tipo CLOB</text:p>
      <text:p text:style-name="P14"/>
      <text:p text:style-name="P14"><text:tab/><text:tab/></text:p>
      <text:p text:style-name="P14"><text:tab/><text:tab/>4.1.1 Bens Arquitetonicos</text:p>
      <text:p text:style-name="P14"><text:tab/><text:tab/></text:p>
      <text:p text:style-name="P14"><text:tab/><text:tab/>Condição Topográfica</text:p>
      <text:p text:style-name="P14"><text:tab/><text:tab/><text:tab/>Lista em ordem alfabética com as opções abaixo</text:p>
      <text:p text:style-name="P14"><text:tab/><text:tab/><text:tab/>Acidentada Suave</text:p>
      <text:p text:style-name="P14"><text:tab/><text:tab/><text:tab/>Acidentada Médio</text:p>
      <text:p text:style-name="P14"><text:tab/><text:tab/><text:tab/>Acidentada Abrubta</text:p>
      <text:p text:style-name="P14"><text:tab/><text:tab/><text:tab/>Plano</text:p>
      <text:p text:style-name="P14"><text:tab/><text:tab/></text:p>
      <text:p text:style-name="P14"><text:tab/><text:tab/>Uso</text:p>
      <text:p text:style-name="P14"><text:tab/><text:tab/><text:tab/>Lista em ordem alfabética com as opções abaixo, e com campo editável para especificar, caso a opção seja ''Outras''.</text:p>
      <text:p text:style-name="P14"><text:tab/><text:tab/><text:tab/>Ferroviário</text:p>
      <text:p text:style-name="P14"><text:tab/><text:tab/><text:tab/>Habitacional</text:p>
      <text:p text:style-name="P14"><text:tab/><text:tab/><text:tab/>Produção</text:p>
      <text:p text:style-name="P14"><text:tab/><text:tab/><text:tab/>Religiosa</text:p>
      <text:p text:style-name="P14"><text:tab/><text:tab/><text:tab/>Outras</text:p>
      <text:p text:style-name="P14"/>
      <text:p text:style-name="P14"><text:tab/><text:tab/>Pavimentos</text:p>
      <text:p text:style-name="P14"><text:tab/><text:tab/><text:tab/>Nº de ambientes</text:p>
      <text:p text:style-name="P14"><text:tab/><text:tab/><text:tab/><text:tab/>Campo editável (O sistema deve aceitar apenas números)</text:p>
      <text:p text:style-name="P14"/>
      <text:p text:style-name="P14"><text:tab/><text:tab/><text:tab/>Nº de pavimentos</text:p>
      <text:p text:style-name="P14"><text:tab/><text:tab/><text:tab/><text:tab/>Campo editável (O sistema deve aceitar apenas números)</text:p>
      <text:p text:style-name="P14"/>
      <text:p text:style-name="P14"><text:tab/><text:tab/><text:tab/>Alcova</text:p>
      <text:p text:style-name="P14"><text:tab/><text:tab/><text:tab/><text:tab/>Tipo Checkbox<text:tab/>Sim - <text:s/>Não</text:p>
      <text:p text:style-name="P14"/>
      <text:p text:style-name="P14"><text:tab/><text:tab/><text:tab/>Porão</text:p>
      <text:p text:style-name="P14"><text:tab/><text:tab/><text:tab/><text:tab/>Tipo Checkbox<text:tab/>Sim - <text:s/>Não</text:p>
      <text:p text:style-name="P14"/>
      <text:p text:style-name="P14"><text:tab/><text:tab/><text:tab/>Sótão</text:p>
      <text:p text:style-name="P14"><text:tab/><text:tab/><text:tab/><text:tab/>Tipo Checkbox<text:tab/>Sim - <text:s/>Não</text:p>
      <text:p text:style-name="P14"/>
      <text:p text:style-name="P14"><text:tab/><text:tab/><text:tab/>Outros</text:p>
      <text:p text:style-name="P14"><text:tab/><text:tab/><text:tab/><text:tab/>Campo editável</text:p>
      <text:p text:style-name="P14"><text:soft-page-break/><text:tab/><text:tab/><text:tab/></text:p>
      <text:p text:style-name="P14"><text:tab/>4.1.2 <text:tab/>Bens Naturais</text:p>
      <text:p text:style-name="P14"/>
      <text:p text:style-name="P14"><text:tab/><text:tab/>Relevo</text:p>
      <text:p text:style-name="P14"><text:tab/><text:tab/>Lista em ordem alfabética com as opções abaixo</text:p>
      <text:p text:style-name="P14"><text:tab/><text:tab/><text:tab/>Acidentada Suave</text:p>
      <text:p text:style-name="P14"><text:tab/><text:tab/><text:tab/>Acidentada Médio</text:p>
      <text:p text:style-name="P14"><text:tab/><text:tab/><text:tab/>Acidentada Abrubta</text:p>
      <text:p text:style-name="P14"><text:tab/><text:tab/><text:tab/>Plano</text:p>
      <text:p text:style-name="P14"/>
      <text:p text:style-name="P14"><text:tab/><text:tab/>Características do Meio Antrópico</text:p>
      <text:p text:style-name="P14"><text:tab/><text:tab/><text:tab/> Campo Editável do tipo CLOB</text:p>
      <text:p text:style-name="P14"><text:tab/><text:tab/>Características Ambientais</text:p>
      <text:p text:style-name="P14"><text:tab/><text:tab/><text:tab/>Campo Editável do tipo CLOB</text:p>
      <text:p text:style-name="P14"/>
      <text:p text:style-name="P14"><text:tab/>4.1.3<text:tab/>Bens Arqueológicos</text:p>
      <text:p text:style-name="P14"/>
      <text:p text:style-name="P14"><text:tab/><text:tab/>Condição Topográfica</text:p>
      <text:p text:style-name="P14"><text:tab/><text:tab/>Lista em ordem alfabética com as opções abaixo</text:p>
      <text:p text:style-name="P14"><text:tab/><text:tab/><text:tab/>Acidentada Suave</text:p>
      <text:p text:style-name="P14"><text:tab/><text:tab/><text:tab/>Acidentada Médio</text:p>
      <text:p text:style-name="P14"><text:tab/><text:tab/><text:tab/>Acidentada Abrubta</text:p>
      <text:p text:style-name="P14"><text:tab/><text:tab/><text:tab/>Plano</text:p>
      <text:p text:style-name="P14"/>
      <text:p text:style-name="P14"><text:tab/><text:tab/>Sítio da Paisagem</text:p>
      <text:p text:style-name="P14"><text:tab/><text:tab/><text:tab/>Campo editável</text:p>
      <text:p text:style-name="P14"/>
      <text:p text:style-name="P14"><text:tab/><text:tab/>Água Próxima</text:p>
      <text:p text:style-name="P14"><text:tab/><text:tab/><text:tab/>Campo editável</text:p>
      <text:p text:style-name="P14"/>
      <text:p text:style-name="P14"><text:tab/><text:tab/>Possui Vegetaçao</text:p>
      <text:p text:style-name="P14"><text:tab/><text:tab/><text:tab/>Campo editável</text:p>
      <text:p text:style-name="P14"/>
      <text:p text:style-name="P14"><text:tab/><text:tab/>Exposição</text:p>
      <text:p text:style-name="P14"><text:tab/><text:tab/>Lista em ordem alfabética com as opções abaixo</text:p>
      <text:p text:style-name="P14"><text:tab/><text:tab/><text:tab/>Céu Aberto</text:p>
      <text:p text:style-name="P14"><text:tab/><text:tab/><text:tab/>Abrigada</text:p>
      <text:p text:style-name="P14"><text:tab/><text:tab/><text:tab/>Submersa</text:p>
      <text:p text:style-name="P14"><text:tab/><text:tab/><text:tab/>Soterrada</text:p>
      <text:p text:style-name="P14"/>
      <text:p text:style-name="P14"><text:tab/><text:tab/>Uso Atual</text:p>
      <text:p text:style-name="P14"><text:tab/><text:tab/><text:tab/>Campo editável</text:p>
      <text:p text:style-name="P14"/>
      <text:p text:style-name="P14"><text:tab/><text:tab/>Outros</text:p>
      <text:p text:style-name="P14"><text:tab/><text:tab/><text:tab/>Campo Editável do tipo CLOB</text:p>
      <text:p text:style-name="P14"/>
      <text:p text:style-name="P14"/>
      <text:p text:style-name="P14"><text:tab/><text:tab/>Notas</text:p>
      <text:p text:style-name="P14"><text:tab/><text:tab/><text:tab/>Campo editável</text:p>
      <text:p text:style-name="P14"/>
      <text:p text:style-name="P14"><text:s text:c="4"/></text:p>
      <text:p text:style-name="P14"><text:s text:c="5"/>4.2 <text:s text:c="2"/>Dimensões e Quantificações</text:p>
      <text:p text:style-name="P14"><text:tab/>Campo editável</text:p>
      <text:p text:style-name="P14"/>
      <text:p text:style-name="P14"><text:s/>4.2.1 Medidas Gerais do Bem Arquitetônico</text:p>
      <text:p text:style-name="P14"><text:s/><text:tab/>Tipo campo editável, abrindo opção para escrita somente se selecionado.</text:p>
      <text:p text:style-name="P14"><text:tab/><text:tab/></text:p>
      <text:p text:style-name="P14"><text:tab/><text:tab/>Área Total</text:p>
      <text:p text:style-name="P14"><text:tab/><text:tab/>Altura fachada frontal</text:p>
      <text:p text:style-name="P14"><text:tab/><text:tab/>Altura fachada posterior</text:p>
      <text:p text:style-name="P14"><text:tab/><text:tab/>Largura</text:p>
      <text:p text:style-name="P14"><text:tab/><text:tab/>Profundidade</text:p>
      <text:p text:style-name="P14"><text:tab/><text:tab/>Altura da Cumeeira</text:p>
      <text:p text:style-name="P14"><text:soft-page-break/><text:tab/><text:tab/>Altura Total</text:p>
      <text:p text:style-name="P14"><text:tab/><text:tab/>Pé direito térreo</text:p>
      <text:p text:style-name="P14"><text:tab/><text:tab/>Pé direito tipo</text:p>
      <text:p text:style-name="P14"/>
      <text:p text:style-name="P14"><text:tab/> 4.2.2 Medidas Gerais do Bem Arqueológico</text:p>
      <text:p text:style-name="P14"><text:tab/><text:tab/>Tipo campo editável, abrindo opção para escrita somente se selecionado.</text:p>
      <text:p text:style-name="P14"><text:tab/><text:tab/></text:p>
      <text:p text:style-name="P14"><text:tab/><text:tab/>Área Total</text:p>
      <text:p text:style-name="P14"><text:tab/><text:tab/>Comprimento</text:p>
      <text:p text:style-name="P14"><text:tab/><text:tab/>Altura</text:p>
      <text:p text:style-name="P14"><text:tab/><text:tab/>Largura</text:p>
      <text:p text:style-name="P14"><text:tab/><text:tab/>Profundidade</text:p>
      <text:p text:style-name="P14"/>
      <text:p text:style-name="P14"><text:s text:c="4"/><text:tab/> <text:s/>4.3 <text:s/>Conteúdo</text:p>
      <text:p text:style-name="P14"><text:tab/><text:tab/>Campo Editável do tipo CLOB</text:p>
      <text:p text:style-name="P14"/>
      <text:p text:style-name="P14"/>
      <text:p text:style-name="P14"><text:s text:c="6"/><text:tab/> <text:s/>4.4 Meio de Acesso</text:p>
      <text:p text:style-name="P14"><text:tab/><text:tab/>Campo Editável do tipo CLOB</text:p>
      <text:p text:style-name="P14"><text:tab/>4.6 Notas</text:p>
      <text:p text:style-name="P14">Campo Editável do tipo CLOB</text:p>
      <text:p text:style-name="P14"/>
      <text:p text:style-name="P14"/>
      <text:p text:style-name="P14"><text:s/><text:tab/>5. AudioVisual</text:p>
      <text:p text:style-name="P14"/>
      <text:p text:style-name="P14"><text:tab/>Campo para buscar uma imagem ou um vídeo para fazer upload</text:p>
      <text:p text:style-name="P14"><text:tab/>Deve ter opção ''Adicionar nova imagem/vídeo'', no caso em que se queira adicionar mais de uma <text:tab/>imagem.</text:p>
      <text:p text:style-name="P14"/>
      <text:p text:style-name="P14"/>
      <text:p text:style-name="P14">Título</text:p>
      <text:p text:style-name="P14"><text:tab/><text:tab/>Campo editável</text:p>
      <text:p text:style-name="P14"/>
      <text:p text:style-name="P14"/>
      <text:p text:style-name="P14">Descrição</text:p>
      <text:p text:style-name="P14"><text:tab/><text:tab/>Campo editável <text:s text:c="2"/></text:p>
      <text:p text:style-name="P14"/>
      <text:p text:style-name="P14"/>
      <text:p text:style-name="P14">6. Diagnóstico e Intervenção</text:p>
      <text:p text:style-name="P14"/>
      <text:p text:style-name="P14"><text:tab/><text:tab/>6.1 Estado de Conservação e Preservação</text:p>
      <text:p text:style-name="P14"><text:tab/><text:tab/><text:tab/><text:tab/>Campo Editável</text:p>
      <text:p text:style-name="P14"><text:tab/><text:tab/></text:p>
      <text:p text:style-name="P14"><text:tab/><text:tab/><text:tab/>Estado de Preservação</text:p>
      <text:p text:style-name="P14"><text:tab/><text:tab/><text:tab/><text:tab/>Lista em ordem alfabética com as opções abaixo</text:p>
      <text:p text:style-name="P14"><text:tab/><text:tab/><text:tab/><text:tab/>íntegro</text:p>
      <text:p text:style-name="P14"><text:tab/><text:tab/><text:tab/><text:tab/>pouco alterado</text:p>
      <text:p text:style-name="P14"><text:tab/><text:tab/><text:tab/><text:tab/>muito alterado</text:p>
      <text:p text:style-name="P14"><text:tab/><text:tab/><text:tab/><text:tab/>descaracterizado</text:p>
      <text:p text:style-name="P14"/>
      <text:p text:style-name="P14"><text:tab/><text:tab/><text:tab/>Estado de Conservação</text:p>
      <text:p text:style-name="P14"><text:tab/><text:tab/><text:tab/><text:tab/>Lista em ordem alfabética com as opções abaixo</text:p>
      <text:p text:style-name="P14"><text:tab/><text:tab/><text:tab/><text:tab/>bom</text:p>
      <text:p text:style-name="P14"><text:tab/><text:tab/><text:tab/><text:tab/>precário</text:p>
      <text:p text:style-name="P14"><text:tab/><text:tab/><text:tab/><text:tab/>em arruinamento</text:p>
      <text:p text:style-name="P14"><text:tab/><text:tab/><text:tab/><text:tab/>arruinado</text:p>
      <text:p text:style-name="P14"/>
      <text:p text:style-name="P14"><text:tab/><text:tab/>6.2 Notas Estado de Conservação</text:p>
      <text:p text:style-name="P14"><text:tab/><text:tab/><text:tab/><text:tab/>Campo Editável do tipo CLOB</text:p>
      <text:p text:style-name="P14"/>
      <text:p text:style-name="P14"/>
      <text:p text:style-name="P14"><text:tab/><text:tab/>6.3 Intervenção no bem</text:p>
      <text:p text:style-name="P14"><text:tab/><text:tab/><text:tab/>Tipo checkbox<text:tab/>Sim – Não</text:p>
      <text:p text:style-name="P14"><text:tab/><text:tab/><text:tab/>Somente se o usuário escolher sim, os campos abaixo devem ser liberados para edição</text:p>
      <text:p text:style-name="P14"><text:soft-page-break/></text:p>
      <text:p text:style-name="P14"><text:tab/><text:tab/><text:tab/><text:tab/></text:p>
      <text:p text:style-name="P14"><text:s text:c="5"/><text:tab/>Data da intervenção</text:p>
      <text:p text:style-name="P14"><text:s/><text:tab/><text:tab/>Campo editável</text:p>
      <text:p text:style-name="P14"><text:s/><text:tab/></text:p>
      <text:p text:style-name="P14"><text:s/><text:tab/>Responsável pela Intervenção</text:p>
      <text:p text:style-name="P14"><text:s/><text:tab/><text:tab/>Campo editável</text:p>
      <text:p text:style-name="P14"/>
      <text:p text:style-name="P14"><text:tab/>Descrição</text:p>
      <text:p text:style-name="P14"><text:tab/><text:tab/>Campo editável</text:p>
      <text:p text:style-name="P14"><text:tab/></text:p>
      <text:p text:style-name="P14"><text:tab/>Opção para adicionar outra intervenção, caso haja mais de uma.</text:p>
      <text:p text:style-name="P14"/>
      <text:p text:style-name="P14">7. Condições de disponibilidade, uso e proteção</text:p>
      <text:p text:style-name="P14"/>
      <text:p text:style-name="P14">Disponibilidade:</text:p>
      <text:p text:style-name="P14">Lista em ordem alfabética com as opções abaixo</text:p>
      <text:p text:style-name="P14"><text:tab/><text:tab/>Acervo (Estante, Reserva Técnica, etc);</text:p>
      <text:p text:style-name="P14"><text:tab/><text:tab/>Evento (Exposição, Feira, etc);</text:p>
      <text:p text:style-name="P14"><text:tab/><text:tab/>Exposição Permanente</text:p>
      <text:p text:style-name="P14"><text:tab/><text:tab/>Empréstimo</text:p>
      <text:p text:style-name="P14"><text:tab/><text:tab/>Restauro (Encadernação, Pequenos Consertos, etc).</text:p>
      <text:p text:style-name="P14"><text:tab/><text:tab/>Baixa do Patrimônio</text:p>
      <text:p text:style-name="P14"><text:tab/></text:p>
      <text:p text:style-name="P14"><text:tab/> Se opção no campo Disponibilidade for ''Acervo'', liberar essa opção para preenchimento</text:p>
      <text:p text:style-name="P14"><text:tab/>Condições de Acesso:</text:p>
      <text:p text:style-name="P14"><text:tab/>Tipo Checkbox<text:tab/></text:p>
      <text:p text:style-name="P14"><text:tab/><text:tab/>Livre</text:p>
      <text:p text:style-name="P14"><text:tab/> <text:s/><text:tab/>Sob Consulta</text:p>
      <text:p text:style-name="P14"/>
      <text:p text:style-name="P14">Se opção no campo Disponibilidade for diferente de “Acervo” e “Baixa do Patrimônio”, liberar essa opção para preenchimento</text:p>
      <text:p text:style-name="P14">Data de Retorno:</text:p>
      <text:p text:style-name="P14"><text:tab/>Campo editável</text:p>
      <text:p text:style-name="P14"><text:tab/></text:p>
      <text:p text:style-name="P14"><text:tab/>Condições de Reprodução:</text:p>
      <text:p text:style-name="P14"><text:tab/>Tipo Checkbox<text:tab/></text:p>
      <text:p text:style-name="P14"><text:tab/><text:tab/>Não</text:p>
      <text:p text:style-name="P14"><text:tab/> <text:s/><text:tab/>Sob Consulta</text:p>
      <text:p text:style-name="P14"><text:tab/></text:p>
      <text:p text:style-name="P14"><text:tab/>Notas sobre Uso e Aproveitamento</text:p>
      <text:p text:style-name="P14"><text:tab/><text:tab/>Campo Editável do tipo CLOB</text:p>
      <text:p text:style-name="P14"/>
      <text:p text:style-name="P14"/>
      <text:p text:style-name="P14"><text:tab/>Proteção:</text:p>
      <text:p text:style-name="P14"><text:tab/>Tipo Checkbox<text:tab/></text:p>
      <text:p text:style-name="P14"><text:tab/><text:tab/>Sim</text:p>
      <text:p text:style-name="P14"><text:tab/><text:tab/>Não</text:p>
      <text:p text:style-name="P14"><text:tab/> <text:s/><text:tab/>Em Processo</text:p>
      <text:p text:style-name="P14"/>
      <text:p text:style-name="P14"><text:tab/><text:tab/>Caso a opção seja ''Não'', não mostrar os campos abaixo</text:p>
      <text:p text:style-name="P14"><text:tab/><text:tab/>Instituição:</text:p>
      <text:p text:style-name="P14"><text:tab/><text:tab/><text:tab/>Campo Editável</text:p>
      <text:p text:style-name="P14"><text:tab/></text:p>
      <text:p text:style-name="P14"><text:tab/><text:tab/>Legislação/Número do Processo:</text:p>
      <text:p text:style-name="P14"><text:tab/><text:tab/><text:tab/>Campo Editável</text:p>
      <text:p text:style-name="P14"/>
      <text:p text:style-name="P14"/>
      <text:p text:style-name="P14">8. Histórico e Procedência</text:p>
      <text:p text:style-name="P14"/>
      <text:p text:style-name="P14">Tipo de Aquisição:</text:p>
      <text:p text:style-name="P14">Lista em ordem alfabética com as opções abaixo</text:p>
      <text:p text:style-name="P14">Compra</text:p>
      <text:p text:style-name="P14"><text:soft-page-break/><text:tab/><text:tab/>Permuta</text:p>
      <text:p text:style-name="P14"><text:tab/><text:tab/>Doação Institucional</text:p>
      <text:p text:style-name="P14"><text:tab/><text:tab/>Doação Pessoal</text:p>
      <text:p text:style-name="P14"><text:tab/><text:tab/>Comodato</text:p>
      <text:p text:style-name="P14"/>
      <text:p text:style-name="P14"/>
      <text:p text:style-name="P14">Valor Venal da Época da Transação:</text:p>
      <text:p text:style-name="P14"><text:s/><text:tab/>Campo editável</text:p>
      <text:p text:style-name="P14"/>
      <text:p text:style-name="P14">Dados do Documento de Aquisição:</text:p>
      <text:p text:style-name="P14"><text:tab/>Campo Editável do tipo CLOB</text:p>
      <text:p text:style-name="P14"/>
      <text:p text:style-name="P14">Primeiro Proprietário</text:p>
      <text:p text:style-name="P14"><text:tab/>Campo editável</text:p>
      <text:p text:style-name="P14"/>
      <text:p text:style-name="P14">Histórico</text:p>
      <text:p text:style-name="P14"><text:tab/> Campo Editável do tipo CLOB</text:p>
      <text:p text:style-name="P14"/>
      <text:p text:style-name="P14">Instrimentos de Pesquisa</text:p>
      <text:p text:style-name="P14"><text:tab/>Campo Editável do tipo CLOB</text:p>
      <text:p text:style-name="P14"/>
      <text:p text:style-name="P14"/>
      <text:p text:style-name="P14"/>
      <text:p text:style-name="P14">9. Assuntos e Descritores</text:p>
      <text:p text:style-name="P14"/>
      <text:p text:style-name="P14">9.1<text:tab/>Descritor</text:p>
      <text:p text:style-name="P14">Campo editável com a seguinte Descrição antes de ser preenchido</text:p>
      <text:p text:style-name="P14"><text:s/>Descrição: '' Termos controlados, retirados de um vocabulário pré-definido, que traduzem o conteúdo temático do bem patrimonial. Limite de 5 palavras chave''</text:p>
      <text:p text:style-name="P14"/>
      <text:p text:style-name="P14">Limitar até cinco palavra chave para cada bem patrimonial.</text:p>
      <text:p text:style-name="P14"/>
      <text:p text:style-name="P14">9.2<text:tab/>Assunto</text:p>
      <text:p text:style-name="P14">Campo editável com a seguinte Descrição antes de ser preenchido</text:p>
      <text:p text:style-name="P14">Descrição: palavras-chave que traduzem o conteúdo temático do bem patrimonial</text:p>
      <text:p text:style-name="P14"/>
      <text:p text:style-name="P14"/>
      <text:p text:style-name="P14">10. Fonte de Informação</text:p>
      <text:p text:style-name="P14"/>
      <text:p text:style-name="P14"><text:tab/><text:tab/>Campo Editável do tipo CLOB e com opção de abrir novos campos para mais de uma fonte.</text:p>
      <text:p text:style-name="P14"/>
      <text:p text:style-name="P14">11. Responsável pela Pesquisa</text:p>
      <text:p text:style-name="P14"/>
      <text:p text:style-name="P14"><text:tab/>Campo Editável do tipo CLOB, com opção de adiconar mais de um responsável pela pesquisa</text:p>
      <text:p text:style-name="P14"/>
      <text:p text:style-name="P14">12.1<text:tab/>Nome</text:p>
      <text:p text:style-name="P14">12.2<text:tab/>Data</text:p>
      <text:p text:style-name="P14">12.3<text:tab/>Notas do Pesquisador</text:p>
      <text:p text:style-name="P17"><text:span text:style-name="Fonte_20_parág._20_padrão"><text:span text:style-name="T14"><text:tab/></text:span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, Tahom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1" style:font-name-asian="Tahoma1" style:font-name-complex="Tahoma1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dc:creator>Lillian Silva</dc:creator>
    <meta:creation-date>2010-06-10T16:16:00Z</meta:creation-date>
    <dc:date>2015-09-21T00:16:31.24</dc:date>
    <meta:editing-cycles>108</meta:editing-cycles>
    <meta:editing-duration>PT8H25M38S</meta:editing-duration>
    <meta:document-statistic meta:table-count="0" meta:image-count="0" meta:object-count="0" meta:page-count="9" meta:paragraph-count="374" meta:word-count="2368" meta:character-count="15188"/>
    <meta:template xlink:type="simple" xlink:actuate="onRequest" xlink:title="" xlink:href="Normal"/>
  </office:meta>
</office:document-meta>
</file>